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2 Molecule Ground State Energy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oise Level</text:p>
          </table:table-cell>
          <table:table-cell table:style-name="ce2" office:value-type="string" calcext:value-type="string">
            <text:p>Noisy value</text:p>
          </table:table-cell>
          <table:table-cell table:style-name="ce2" office:value-type="string" calcext:value-type="string">
            <text:p>Error Mitigated valu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-1.14545607566834" calcext:value-type="float">
            <text:p>-1.14545607566834</text:p>
          </table:table-cell>
          <table:table-cell/>
        </table:table-row>
        <table:table-row table:style-name="ro3">
          <table:table-cell office:value-type="float" office:value="0.02" calcext:value-type="float">
            <text:p>0.02</text:p>
          </table:table-cell>
          <table:table-cell office:value-type="float" office:value="-1.00716733932495" calcext:value-type="float">
            <text:p>-1.00716733932495</text:p>
          </table:table-cell>
          <table:table-cell office:value-type="float" office:value="-1.1359853297472" calcext:value-type="float">
            <text:p>-1.1359853297472</text:p>
          </table:table-cell>
        </table:table-row>
        <table:table-row table:style-name="ro3">
          <table:table-cell office:value-type="float" office:value="0.04" calcext:value-type="float">
            <text:p>0.04</text:p>
          </table:table-cell>
          <table:table-cell office:value-type="float" office:value="-0.889996469020844" calcext:value-type="float">
            <text:p>-0.889996469020844</text:p>
          </table:table-cell>
          <table:table-cell office:value-type="float" office:value="-1.09416576847434" calcext:value-type="float">
            <text:p>-1.09416576847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2:45:58.114034462</meta:creation-date>
    <dc:date>2024-07-10T14:00:55.035067865</dc:date>
    <meta:editing-duration>PT2H26M55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